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879cm"/>
      <style:paragraph-properties style:writing-mode="lr-tb"/>
    </style:style>
    <style:style style:name="gr2" style:family="graphic" style:parent-style-name="standard">
      <style:graphic-properties draw:stroke="none" draw:fill="gradient" draw:fill-gradient-name="Gradient_20_18" draw:opacity="89%" draw:textarea-horizontal-align="justify" draw:textarea-vertical-align="middle" draw:auto-grow-height="false" fo:min-height="4.049cm" fo:min-width="4.751cm"/>
    </style:style>
    <style:style style:name="gr3" style:family="graphic" style:parent-style-name="objectwithoutfill">
      <style:graphic-properties draw:stroke="solid" svg:stroke-width="0.081cm" svg:stroke-color="#ff4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ff4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.1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125cm"/>
      <style:paragraph-properties style:writing-mode="lr-tb"/>
    </style:style>
    <style:style style:name="gr8" style:family="graphic" style:parent-style-name="objectwithoutfill">
      <style:graphic-properties draw:stroke="solid" svg:stroke-width="0.081cm" svg:stroke-color="#000000" draw:marker-start-width="0.321cm" draw:marker-end="Arrowheads_20_1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4.395cm"/>
      <style:paragraph-properties style:writing-mode="lr-tb"/>
    </style:style>
    <style:style style:name="P1" style:family="paragraph">
      <loext:graphic-properties draw:fill="none" draw:fill-color="#ffffff"/>
      <style:text-properties fo:color="#000000" loext:opacity="100%" loext:color-lum-mod="100%" loext:color-lum-off="0%" style:font-name="Lobster Two"/>
    </style:style>
    <style:style style:name="P2" style:family="paragraph">
      <loext:graphic-properties draw:fill="gradient" draw:fill-gradient-name="Gradient_20_18" draw:opacity="89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style:font-name="Lobster Two"/>
    </style:style>
    <style:style style:name="P6" style:family="paragraph">
      <loext:graphic-properties draw:fill="none" draw:fill-color="#ffffff"/>
      <style:text-properties style:font-name="Noto Mono"/>
    </style:style>
    <style:style style:name="P7" style:family="paragraph">
      <loext:graphic-properties draw:fill="none" draw:fill-color="#ffffff"/>
      <style:text-properties fo:color="#ffffff" loext:opacity="100%" loext:color-lum-mod="100%" loext:color-lum-off="0%" style:font-name="Lobster Two"/>
    </style:style>
    <style:style style:name="T1" style:family="text">
      <style:text-properties fo:color="#000000" loext:opacity="100%" style:font-name="Lobster Two" fo:font-size="88pt" style:font-size-asian="88pt" style:font-size-complex="8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font-name="Lobster Two" fo:font-size="88pt" style:font-size-asian="88pt" style:font-size-complex="88pt"/>
    </style:style>
    <style:style style:name="T5" style:family="text">
      <style:text-properties style:font-name="Noto Mono"/>
    </style:style>
    <style:style style:name="T6" style:family="text">
      <style:text-properties fo:color="#ffffff" loext:opacity="100%" style:font-name="Lobster Two" fo:font-size="88pt" style:font-size-asian="88pt" style:font-size-complex="88pt"/>
    </style:style>
    <style:style style:name="T7" style:family="text">
      <style:text-properties style:font-name="Noto Mono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223cm" svg:height="4.129cm" svg:x="7.961cm" svg:y="14.407cm">
            <draw:text-box>
              <text:p><text:span text:style-name="T1">T</text:span></text:p>
            </draw:text-box>
          </draw:frame>
          <draw:frame draw:style-name="gr1" draw:text-style-name="P1" draw:layer="layout" svg:width="2.109cm" svg:height="4.129cm" svg:x="9.628cm" svg:y="12.908cm">
            <draw:text-box>
              <text:p><text:span text:style-name="T1">2</text:span></text:p>
            </draw:text-box>
          </draw:frame>
          <draw:frame draw:style-name="gr1" draw:text-style-name="P1" draw:layer="layout" svg:width="2.496cm" svg:height="4.129cm" svg:x="10.829cm" svg:y="14.409cm">
            <draw:text-box>
              <text:p><text:span text:style-name="T1">P</text:span></text:p>
            </draw:text-box>
          </draw:frame>
        </draw:g>
        <draw:custom-shape draw:style-name="gr2" draw:text-style-name="P2" draw:layer="layout" svg:width="5.715cm" svg:height="4.763cm" svg:x="7.573cm" svg:y="7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223cm" svg:height="4.129cm" svg:x="7.761cm" svg:y="8.107cm">
          <draw:text-box>
            <text:p><text:span text:style-name="T1">T</text:span></text:p>
          </draw:text-box>
        </draw:frame>
        <draw:frame draw:style-name="gr1" draw:text-style-name="P1" draw:layer="layout" svg:width="2.109cm" svg:height="4.129cm" svg:x="9.428cm" svg:y="6.608cm">
          <draw:text-box>
            <text:p><text:span text:style-name="T1">2</text:span></text:p>
          </draw:text-box>
        </draw:frame>
        <draw:frame draw:style-name="gr1" draw:text-style-name="P1" draw:layer="layout" svg:width="2.496cm" svg:height="4.129cm" svg:x="10.629cm" svg:y="8.109cm">
          <draw:text-box>
            <text:p><text:span text:style-name="T1">P</text:span></text:p>
          </draw:text-box>
        </draw:frame>
        <draw:custom-shape draw:style-name="gr2" draw:text-style-name="P2" draw:layer="layout" svg:width="5.715cm" svg:height="4.763cm" svg:x="7.523cm" svg:y="13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1" draw:layer="layout" svg:width="2.223cm" svg:height="4.129cm" svg:x="7.761cm" svg:y="14.407cm">
            <draw:text-box>
              <text:p><text:span text:style-name="T1">T</text:span></text:p>
            </draw:text-box>
          </draw:frame>
          <draw:frame draw:style-name="gr1" draw:text-style-name="P1" draw:layer="layout" svg:width="2.109cm" svg:height="4.129cm" svg:x="9.428cm" svg:y="12.908cm">
            <draw:text-box>
              <text:p><text:span text:style-name="T1">2</text:span></text:p>
            </draw:text-box>
          </draw:frame>
          <draw:frame draw:style-name="gr1" draw:text-style-name="P1" draw:layer="layout" svg:width="2.496cm" svg:height="4.129cm" svg:x="10.629cm" svg:y="14.409cm">
            <draw:text-box>
              <text:p><text:span text:style-name="T1">P</text:span></text:p>
            </draw:text-box>
          </draw:frame>
        </draw:g>
        <draw:g>
          <draw:frame draw:style-name="gr1" draw:text-style-name="P1" draw:layer="layout" svg:width="2.223cm" svg:height="4.129cm" svg:x="7.96cm" svg:y="22.007cm">
            <draw:text-box>
              <text:p><text:span text:style-name="T1">T</text:span></text:p>
            </draw:text-box>
          </draw:frame>
          <draw:frame draw:style-name="gr1" draw:text-style-name="P1" draw:layer="layout" svg:width="2.109cm" svg:height="4.129cm" svg:x="9.627cm" svg:y="20.508cm">
            <draw:text-box>
              <text:p><text:span text:style-name="T1">2</text:span></text:p>
            </draw:text-box>
          </draw:frame>
          <draw:frame draw:style-name="gr1" draw:text-style-name="P1" draw:layer="layout" svg:width="2.496cm" svg:height="4.129cm" svg:x="10.828cm" svg:y="22.009cm">
            <draw:text-box>
              <text:p><text:span text:style-name="T1">P</text:span></text:p>
            </draw:text-box>
          </draw:frame>
        </draw:g>
        <draw:custom-shape draw:style-name="gr2" draw:text-style-name="P2" xml:id="id1" draw:id="id1" draw:layer="layout" svg:width="5.715cm" svg:height="4.763cm" svg:x="7.522cm" svg:y="20.9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1" draw:layer="layout" svg:width="2.223cm" svg:height="4.129cm" svg:x="7.76cm" svg:y="22.007cm">
            <draw:text-box>
              <text:p><text:span text:style-name="T1">T</text:span></text:p>
            </draw:text-box>
          </draw:frame>
          <draw:frame draw:style-name="gr1" draw:text-style-name="P1" draw:layer="layout" svg:width="2.109cm" svg:height="4.129cm" svg:x="9.427cm" svg:y="20.508cm">
            <draw:text-box>
              <text:p><text:span text:style-name="T1">2</text:span></text:p>
            </draw:text-box>
          </draw:frame>
          <draw:frame draw:style-name="gr1" draw:text-style-name="P1" draw:layer="layout" svg:width="2.496cm" svg:height="4.129cm" svg:x="10.628cm" svg:y="22.009cm">
            <draw:text-box>
              <text:p><text:span text:style-name="T1">P</text:span></text:p>
            </draw:text-box>
          </draw:frame>
        </draw:g>
        <draw:connector draw:style-name="gr3" draw:text-style-name="P3" draw:layer="layout" draw:type="curve" svg:x1="7.522cm" svg:y1="23.313cm" svg:x2="11.482cm" svg:y2="26.583cm" draw:start-shape="id1" draw:start-glue-point="3" svg:d="M7522 23313c-753 0-2733 3270 3960 3270" svg:viewBox="0 0 4826 3271">
          <text:p/>
        </draw:connector>
        <draw:connector draw:style-name="gr4" draw:text-style-name="P3" draw:layer="layout" draw:type="curve" svg:x1="13.237cm" svg:y1="23.313cm" svg:x2="9.585cm" svg:y2="20.193cm" draw:start-shape="id1" draw:start-glue-point="1" svg:d="M13237 23313c750 0 2576-3120-3652-3120" svg:viewBox="0 0 4492 3121">
          <text:p/>
        </draw:connector>
        <draw:frame draw:style-name="gr5" draw:text-style-name="P4" draw:layer="layout" svg:width="1.587cm" svg:height="1.352cm" svg:x="11.477cm" svg:y="25.882cm">
          <draw:text-box>
            <text:p><text:span text:style-name="T2">+</text:span></text:p>
          </draw:text-box>
        </draw:frame>
        <draw:frame draw:style-name="gr6" draw:text-style-name="P4" draw:layer="layout" svg:width="1.587cm" svg:height="1.673cm" svg:x="8.753cm" svg:y="19.257cm">
          <draw:text-box>
            <text:p><text:span text:style-name="T3">-</text:span></text:p>
          </draw:text-box>
        </draw:frame>
        <draw:frame draw:style-name="gr1" draw:text-style-name="P5" draw:layer="layout" svg:width="2.223cm" svg:height="4.129cm" svg:x="0.755cm" svg:y="0.797cm">
          <draw:text-box>
            <text:p><text:span text:style-name="T4">T</text:span></text:p>
          </draw:text-box>
        </draw:frame>
        <draw:frame draw:style-name="gr1" draw:text-style-name="P5" draw:layer="layout" svg:width="2.109cm" svg:height="4.129cm" svg:x="2.422cm" svg:y="-0.702cm">
          <draw:text-box>
            <text:p><text:span text:style-name="T4">2</text:span></text:p>
          </draw:text-box>
        </draw:frame>
        <draw:frame draw:style-name="gr1" draw:text-style-name="P5" draw:layer="layout" svg:width="2.496cm" svg:height="4.129cm" svg:x="3.623cm" svg:y="0.799cm">
          <draw:text-box>
            <text:p><text:span text:style-name="T4">P</text:span></text:p>
          </draw:text-box>
        </draw:frame>
        <draw:frame draw:style-name="gr7" draw:text-style-name="P6" draw:layer="layout" svg:width="4.832cm" svg:height="3.375cm" svg:x="1.204cm" svg:y="4.325cm">
          <draw:text-box>
            <text:p><text:span text:style-name="T5">Theor</text:span><text:span text:style-name="T5">etica</text:span><text:span text:style-name="T5">l </text:span></text:p>
            <text:p><text:span text:style-name="T5">Trans</text:span><text:span text:style-name="T5">port </text:span></text:p>
            <text:p><text:span text:style-name="T5">Physi</text:span><text:span text:style-name="T5">cs</text:span></text:p>
          </draw:text-box>
        </draw:frame>
        <draw:line draw:style-name="gr8" draw:text-style-name="P3" draw:layer="layout" svg:x1="0.721cm" svg:y1="7.142cm" svg:x2="6.436cm" svg:y2="7.142cm">
          <text:p/>
        </draw:line>
        <draw:custom-shape draw:style-name="gr2" draw:text-style-name="P2" draw:layer="layout" svg:width="5.715cm" svg:height="4.763cm" svg:x="14.073cm" svg:y="7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7" draw:layer="layout" svg:width="2.223cm" svg:height="4.129cm" svg:x="14.261cm" svg:y="8.107cm">
          <draw:text-box>
            <text:p><text:span text:style-name="T6">T</text:span></text:p>
          </draw:text-box>
        </draw:frame>
        <draw:frame draw:style-name="gr1" draw:text-style-name="P7" draw:layer="layout" svg:width="2.109cm" svg:height="4.129cm" svg:x="15.928cm" svg:y="6.608cm">
          <draw:text-box>
            <text:p><text:span text:style-name="T6">2</text:span></text:p>
          </draw:text-box>
        </draw:frame>
        <draw:frame draw:style-name="gr1" draw:text-style-name="P7" draw:layer="layout" svg:width="2.496cm" svg:height="4.129cm" svg:x="17.129cm" svg:y="8.109cm">
          <draw:text-box>
            <text:p><text:span text:style-name="T6">P</text:span></text:p>
          </draw:text-box>
        </draw:frame>
      </draw:page>
      <draw:page draw:name="page2" draw:style-name="dp1" draw:master-page-name="Default">
        <draw:custom-shape draw:style-name="gr2" draw:text-style-name="P2" draw:layer="layout" svg:width="5.715cm" svg:height="4.763cm" svg:x="3.973cm" svg:y="7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223cm" svg:height="4.129cm" svg:x="4.161cm" svg:y="8.107cm">
          <draw:text-box>
            <text:p><text:span text:style-name="T1">T</text:span></text:p>
          </draw:text-box>
        </draw:frame>
        <draw:frame draw:style-name="gr1" draw:text-style-name="P1" draw:layer="layout" svg:width="2.109cm" svg:height="4.129cm" svg:x="5.828cm" svg:y="6.608cm">
          <draw:text-box>
            <text:p><text:span text:style-name="T1">2</text:span></text:p>
          </draw:text-box>
        </draw:frame>
        <draw:frame draw:style-name="gr1" draw:text-style-name="P1" draw:layer="layout" svg:width="2.496cm" svg:height="4.129cm" svg:x="7.029cm" svg:y="8.109cm">
          <draw:text-box>
            <text:p><text:span text:style-name="T1">P</text:span></text:p>
          </draw:text-box>
        </draw:frame>
        <draw:frame draw:style-name="gr9" draw:text-style-name="P6" draw:layer="layout" svg:width="9.19cm" svg:height="4.709cm" svg:x="9.59cm" svg:y="7.05cm">
          <draw:text-box>
            <text:p><text:span text:style-name="T7">Th</text:span><text:span text:style-name="T7">eo</text:span><text:span text:style-name="T7">re</text:span><text:span text:style-name="T7">ti</text:span><text:span text:style-name="T7">ca</text:span><text:span text:style-name="T7">l </text:span></text:p>
            <text:p><text:span text:style-name="T7">Tr</text:span><text:span text:style-name="T7">an</text:span><text:span text:style-name="T7">sp</text:span><text:span text:style-name="T7">or</text:span><text:span text:style-name="T7">t </text:span></text:p>
            <text:p><text:span text:style-name="T7">Ph</text:span><text:span text:style-name="T7">ys</text:span><text:span text:style-name="T7">ic</text:span><text:span text:style-name="T7">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8" draw:display-name="Gradient 18" draw:style="linear" draw:start-color="#ff0000" draw:end-color="#2a6099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0:45:30.590858900</meta:creation-date>
    <dc:date>2024-07-27T09:11:08.183314579</dc:date>
    <meta:editing-duration>PT1H58M9S</meta:editing-duration>
    <meta:editing-cycles>10</meta:editing-cycles>
    <meta:generator>LibreOffice/7.5.9.2$Linux_X86_64 LibreOffice_project/50$Build-2</meta:generator>
    <meta:document-statistic meta:object-count="40"/>
  </office:meta>
</office:document-meta>
</file>